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0c0c0" draw:fill-image-width="0cm" draw:fill-image-height="0cm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-color="#c90016" draw:fill-image-width="0cm" draw:fill-image-height="0cm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fill="solid" draw:fill-color="#c90016" draw:fill-image-width="0cm" draw:fill-image-height="0cm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-image-width="0cm" draw:fill-image-height="0cm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fill="solid" draw:fill-color="#0099ff" draw:fill-image-width="0cm" draw:fill-image-height="0cm"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marker-end="Arrow" draw:marker-end-width="0.3cm" draw:fill-image-width="0cm" draw:fill-image-height="0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" style:family="graphic" style:parent-style-name="standard">
      <style:graphic-properties draw:fill-image-width="0cm" draw:fill-image-height="0cm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image-width="0cm" draw:fill-image-height="0cm" draw:textarea-horizontal-align="center" draw:textarea-vertical-align="middle"/>
    </style:style>
    <style:style style:name="gr11" style:family="graphic" style:parent-style-name="standard">
      <style:graphic-properties draw:fill="solid" draw:fill-color="#0099ff" draw:fill-image-width="0cm" draw:fill-image-height="0cm" draw:textarea-horizontal-align="justify" draw:textarea-vertical-align="middle" draw:auto-grow-height="false"/>
    </style:style>
    <style:style style:name="gr1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33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ffffff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3" style:family="text">
      <style:text-properties fo:color="#ffffff"/>
    </style:style>
    <style:style style:name="T4" style:family="text">
      <style:text-properties fo:color="#ffffff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custom-shape draw:style-name="gr1" draw:text-style-name="P1" draw:layer="layout" svg:width="12.065cm" svg:height="14.605cm" svg:x="15.24cm" svg:y="4.445cm">
          <text:p/>
          <draw:enhanced-geometry svg:viewBox="0 0 21600 21600" draw:path-stretchpoint-x="10800" draw:path-stretchpoint-y="10800" draw:text-areas="?f3 ?f4 ?f5 ?f6" draw:type="round-rectangle" draw:modifiers="1184.726413856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065cm" svg:height="13.97cm" svg:x="0.635cm" svg:y="5.08cm">
          <text:p/>
          <draw:enhanced-geometry svg:viewBox="0 0 21600 21600" draw:path-stretchpoint-x="10800" draw:path-stretchpoint-y="10800" draw:text-areas="?f3 ?f4 ?f5 ?f6" draw:type="round-rectangle" draw:modifiers="1184.726413856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5.199cm" svg:height="2.338cm" svg:x="1.4cm" svg:y="0.837cm" presentation:class="title" presentation:user-transformed="true">
          <draw:text-box>
            <text:p><text:span text:style-name="T1">Localhost Cluster-App </text:span></text:p>
          </draw:text-box>
        </draw:frame>
        <draw:custom-shape draw:style-name="gr2" draw:text-style-name="P3" draw:layer="layout" svg:width="9.525cm" svg:height="1.905cm" svg:x="1.905cm" svg:y="8.255cm">
          <text:p text:style-name="P1"><text:span text:style-name="T2">TorqueBox</text:span></text:p>
          <text:p text:style-name="P1"><text:span text:style-name="T2">Adaptation Lay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5.715cm" svg:y="5.715cm">
          <text:p text:style-name="P1"><text:span text:style-name="T3">Jo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8.255cm" svg:height="1.905cm" svg:x="17.145cm" svg:y="5.08cm">
          <text:p text:style-name="P1"><text:span text:style-name="T4">Proc &lt; </text:span></text:p>
          <text:p text:style-name="P1"><text:span text:style-name="T4">TorqueBox::Messaging::</text:span></text:p>
          <text:p text:style-name="P1"><text:span text:style-name="T4">MessageProcesso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1.905cm" svg:x="6.35cm" svg:y="10.795cm">
          <text:p text:style-name="P1">JMS</text:p>
          <text:p text:style-name="P1">Produc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8cm" svg:height="4.445cm" svg:x="6.35cm" svg:y="13.935cm">
          <text:p text:style-name="P1">HornetQ</text:p>
          <text:p text:style-name="P1">Server </text:p>
          <text:p text:style-name="P1">544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8cm" svg:height="4.445cm" svg:x="16.51cm" svg:y="13.878cm">
          <text:p text:style-name="P1">HornetQ</text:p>
          <text:p text:style-name="P1">Server </text:p>
          <text:p text:style-name="P1">5545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43cm" svg:y1="14.605cm" svg:x2="16.51cm" svg:y2="14.605cm">
          <text:p/>
        </draw:line>
        <draw:line draw:style-name="gr6" draw:text-style-name="P1" draw:layer="layout" svg:x1="16.51cm" svg:y1="16.51cm" svg:x2="11.43cm" svg:y2="16.51cm">
          <text:p/>
        </draw:line>
        <draw:custom-shape draw:style-name="gr2" draw:text-style-name="P3" draw:layer="layout" svg:width="9.525cm" svg:height="1.905cm" svg:x="16.51cm" svg:y="8.198cm">
          <text:p text:style-name="P1"><text:span text:style-name="T2">TorqueBox</text:span></text:p>
          <text:p text:style-name="P1"><text:span text:style-name="T2">Adaptation Layer</text:span></text:p>
          <draw:enhanced-geometry svg:viewBox="0 0 21600 21600" draw:type="rectangle" draw:enhanced-path="M 0 0 L 21600 0 21600 21600 0 21600 0 0 Z N"/>
        </draw:custom-shape>
        <draw:frame draw:style-name="gr7" draw:layer="layout" svg:width="3.81cm" svg:height="0.962cm" svg:x="5.22cm" svg:y="19.48cm">
          <draw:text-box>
            <text:p>Node0</text:p>
          </draw:text-box>
        </draw:frame>
        <draw:frame draw:style-name="gr7" draw:layer="layout" svg:width="3.81cm" svg:height="0.962cm" svg:x="19.345cm" svg:y="19.423cm">
          <draw:text-box>
            <text:p>Node1</text:p>
          </draw:text-box>
        </draw:frame>
        <draw:line draw:style-name="gr6" draw:text-style-name="P1" draw:layer="layout" svg:x1="6.35cm" svg:y1="6.985cm" svg:x2="6.35cm" svg:y2="8.255cm">
          <text:p/>
        </draw:line>
        <draw:line draw:style-name="gr6" draw:text-style-name="P1" draw:layer="layout" svg:x1="21.59cm" svg:y1="8.255cm" svg:x2="21.59cm" svg:y2="6.985cm">
          <text:p/>
        </draw:line>
        <draw:custom-shape draw:style-name="gr8" draw:text-style-name="P1" xml:id="id1" draw:id="id1" draw:layer="layout" svg:width="1.905cm" svg:height="0.67cm" svg:x="6.985cm" svg:y="13.9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2" draw:id="id2" draw:layer="layout" svg:width="1.27cm" svg:height="1.27cm" svg:x="10.16cm" svg:y="13.9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89cm" svg:y1="12.7cm" svg:x2="8.255cm" svg:y2="13.97cm">
          <text:p/>
        </draw:line>
        <draw:line draw:style-name="gr6" draw:text-style-name="P1" draw:layer="layout" svg:x1="8.891cm" svg:y1="12.7cm" svg:x2="8.256cm" svg:y2="13.97cm">
          <text:p/>
        </draw:line>
        <draw:custom-shape draw:style-name="gr8" draw:text-style-name="P1" draw:layer="layout" svg:width="1.27cm" svg:height="1.27cm" svg:x="16.51cm" svg:y="15.8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4" draw:id="id4" draw:layer="layout" svg:width="1.905cm" svg:height="0.67cm" svg:x="19.05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635cm" svg:height="1.27cm" svg:x="10.795cm" svg:y="15.875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3.774cm" svg:height="3.095cm" svg:x="1.345cm" svg:y="12.267cm">
          <draw:text-box>
            <text:p>Server</text:p>
            <text:p>Cluster-app</text:p>
            <text:p>Queue</text:p>
            <text:p>Receiver</text:p>
          </draw:text-box>
        </draw:frame>
        <draw:frame draw:style-name="gr9" draw:layer="layout" svg:width="2.331cm" svg:height="0.962cm" svg:x="9.734cm" svg:y="13.008cm">
          <draw:text-box>
            <text:p>Bridge</text:p>
          </draw:text-box>
        </draw:frame>
        <draw:custom-shape draw:style-name="gr8" draw:text-style-name="P1" xml:id="id3" draw:id="id3" draw:layer="layout" svg:width="0.635cm" svg:height="1.27cm" svg:x="16.51cm" svg:y="13.97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331cm" svg:height="0.962cm" svg:x="16.51cm" svg:y="17.145cm">
          <draw:text-box>
            <text:p>Bridge</text:p>
          </draw:text-box>
        </draw:frame>
        <draw:connector draw:style-name="gr10" draw:text-style-name="P1" draw:layer="layout" svg:x1="7.937cm" svg:y1="14.605cm" svg:x2="10.16cm" svg:y2="14.605cm" draw:start-shape="id1" draw:start-glue-point="2" draw:end-shape="id2" draw:end-glue-point="3" svg:d="m7937 14605v501h1588v-501h635">
          <text:p/>
        </draw:connector>
        <draw:connector draw:style-name="gr10" draw:text-style-name="P1" draw:layer="layout" svg:x1="17.145cm" svg:y1="14.605cm" svg:x2="19.05cm" svg:y2="14.27cm" draw:start-shape="id3" draw:start-glue-point="1" draw:end-shape="id4" draw:end-glue-point="3" svg:d="m17145 14605h952v-335h953">
          <text:p/>
        </draw:connector>
        <draw:frame draw:style-name="gr9" draw:layer="layout" svg:width="3.774cm" svg:height="3.095cm" svg:x="23.493cm" svg:y="12.835cm">
          <draw:text-box>
            <text:p>Server</text:p>
            <text:p>Cluster-app</text:p>
            <text:p>Queue</text:p>
            <text:p>Sender</text:p>
          </draw:text-box>
        </draw:frame>
        <draw:line draw:style-name="gr10" draw:text-style-name="P1" draw:layer="layout" svg:x1="4.445cm" svg:y1="14.27cm" svg:x2="6.985cm" svg:y2="14.27cm">
          <text:p/>
        </draw:line>
        <draw:line draw:style-name="gr10" draw:text-style-name="P1" draw:layer="layout" svg:x1="20.955cm" svg:y1="14.205cm" svg:x2="23.495cm" svg:y2="14.205cm">
          <text:p/>
        </draw:line>
        <draw:custom-shape draw:style-name="gr11" draw:text-style-name="P1" draw:layer="layout" svg:width="2.54cm" svg:height="2.54cm" svg:x="1.27cm" svg:y="16.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" draw:layer="layout" svg:width="2.54cm" svg:height="2.54cm" svg:x="24.13cm" svg:y="16.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0" draw:text-style-name="P1" draw:layer="layout" svg:x1="3.71cm" svg:y1="16.18cm" svg:x2="6.25cm" svg:y2="16.18cm">
          <text:p/>
        </draw:line>
        <draw:line draw:style-name="gr10" draw:text-style-name="P1" draw:layer="layout" svg:x1="21.59cm" svg:y1="17.48cm" svg:x2="24.13cm" svg:y2="17.48cm">
          <text:p/>
        </draw:line>
        <draw:frame draw:style-name="gr7" draw:layer="layout" svg:width="3.81cm" svg:height="0.962cm" svg:x="1.27cm" svg:y="17.153cm">
          <draw:text-box>
            <text:p>Journal</text:p>
          </draw:text-box>
        </draw:frame>
        <draw:frame draw:style-name="gr7" draw:layer="layout" svg:width="3.175cm" svg:height="0.962cm" svg:x="24.13cm" svg:y="17.153cm">
          <draw:text-box>
            <text:p>Journal</text:p>
          </draw:text-box>
        </draw:frame>
        <draw:line draw:style-name="gr10" draw:text-style-name="P1" draw:layer="layout" svg:x1="8.89cm" svg:y1="10.16cm" svg:x2="8.89cm" svg:y2="10.795cm">
          <text:p/>
        </draw:line>
        <draw:line draw:style-name="gr10" draw:text-style-name="P1" draw:layer="layout" svg:x1="19.05cm" svg:y1="10.16cm" svg:x2="19.05cm" svg:y2="10.795cm">
          <text:p/>
        </draw:line>
        <draw:custom-shape draw:style-name="gr4" draw:text-style-name="P1" draw:layer="layout" svg:width="5.08cm" svg:height="1.905cm" svg:x="16.51cm" svg:y="10.738cm">
          <text:p text:style-name="P1">JMS</text:p>
          <text:p text:style-name="P1">Consume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9.685cm" svg:y1="13.97cm" svg:x2="19.05cm" svg:y2="12.643cm">
          <text:p/>
        </draw:lin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cott </meta:initial-creator>
    <meta:creation-date>2011-07-05T22:58:50</meta:creation-date>
    <meta:editing-duration>PT6M43S</meta:editing-duration>
    <meta:editing-cycles>3</meta:editing-cycles>
    <dc:date>2011-07-05T23:49:30</dc:date>
    <dc:creator>scott </dc:creator>
    <meta:generator>LibreOffice/3.3$Unix LibreOffice_project/330m19$Build-202</meta:generator>
    <meta:document-statistic meta:object-count="65"/>
  </office:meta>
</office:document-meta>
</file>